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3.13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stun for a few turns + equilibrium decreas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targeted heal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veals distant zone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19" office:value-type="string">
            <text:p>resets all gift talents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Silences all in a AOE, including you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19" office:value-type="string">
            <text:p>Absorbs spells cast at the user; increasing equilibrium until failure. Cannot cast</text:p>
          </table:table-cell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Drains mana/vim/divine from foe and make it explod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restores ressoruce when struck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18" office:value-type="string">
            <text:p>Release poison at the target</text:p>
          </table:table-cell>
          <table:table-cell table:style-name="ce18" table:number-columns-repeated="2"/>
          <table:table-cell table:style-name="ce21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0" office:value-type="string">
            <text:p>Acid sheath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0" office:value-type="string">
            <text:p>Bolt nature damage; slows target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0" office:value-type="string">
            <text:p>Controlled blink + stu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18" office:value-type="string">
            <text:p>Burrows into a wall, digging it and moving throught it</text:p>
          </table:table-cell>
          <table:table-cell table:style-name="ce18" table:number-columns-repeated="2"/>
          <table:table-cell table:style-name="ce21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0" office:value-type="string">
            <text:p>Swallow wholly your target, consuming it in your stomach, reducing your equilibrium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0" office:value-type="string">
            <text:p>Small localized quak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2">
            <text:p>12</text:p>
          </table:table-cell>
          <table:table-cell table:style-name="ce20" office:value-type="string">
            <text:p>Breaths sand: physical damage and blinds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Fear cone</text:p>
          </table:table-cell>
          <table:table-cell table:style-name="ce14"/>
          <table:table-cell table:style-name="ce18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Cone knockback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0" office:value-type="string">
            <text:p>small lasting zone of fire damag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Fire cone damage + fire dot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cold melee damage</text:p>
          </table:table-cell>
          <table:table-cell table:style-name="ce14"/>
          <table:table-cell table:style-name="ce18"/>
          <table:table-cell table:style-name="ce21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ncreases armor</text:p>
          </table:table-cell>
          <table:table-cell table:style-name="ce17"/>
          <table:table-cell table:style-name="ce20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wall for a whil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ice cone + random freez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19" table:number-columns-repeated="3"/>
          <table:table-cell table:style-name="ce22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melee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good melee, cannot mo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Earth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Fire Imp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offensive caster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Warp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tank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poison/web/annoy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Benevolent Spir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heal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Allows to take direct control of a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8" office:value-type="string">
            <text:p>Induces a rage in your summon, increasing its damage (only on melee)</text:p>
          </table:table-cell>
          <table:table-cell table:style-name="ce18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makes your fire imp explode in a burst of flames; your benevolant spirit burst in healing (both you and ennemies)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0" office:value-type="string">
            <text:p>Increases your summons constitution and time to live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0" office:value-type="string">
            <text:p>Switch places with one summon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1014"/>
        </table:table-row>
        <table:table-row table:style-name="ro2" table:number-rows-repeated="3">
          <table:table-cell table:style-name="ce7"/>
          <table:table-cell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table:style-name="ce4"/>
          <table:table-cell table:style-name="ce10"/>
          <table:table-cell table:style-name="ce14" table:number-columns-repeated="5"/>
          <table:table-cell table:style-name="ce18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6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 table:number-rows-repeated="2">
          <table:table-cell table:style-name="ce7"/>
          <table:table-cell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/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9" table:number-columns-repeated="2"/>
          <table:table-cell table:style-name="ce22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18"/>
          <table:table-cell table:style-name="ce20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68])" office:value-type="float" office:value="200">
            <text:p>200</text:p>
          </table:table-cell>
          <table:table-cell table:style-name="ce17" table:number-columns-repeated="4"/>
          <table:table-cell table:style-name="ce20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0" table:number-columns-repeated="3"/>
          <table:table-cell table:number-columns-repeated="1014"/>
        </table:table-row>
        <table:table-row table:style-name="ro2" table:number-rows-repeated="65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number-columns-repeated="2" table:default-cell-style-name="ce28"/>
        <table:table-column table:style-name="co12" table:default-cell-style-name="ce28"/>
        <table:table-column table:style-name="co15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0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Benevolent Spirit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65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16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16T16:01:25</dc:date>
    <dc:language>fr-FR</dc:language>
    <meta:editing-cycles>152</meta:editing-cycles>
    <meta:editing-duration>PT270H32M55S</meta:editing-duration>
    <dc:creator>Dark God</dc:creator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